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Heading_20_1">
      <style:text-properties fo:language="pt" fo:country="BR"/>
    </style:style>
    <style:style style:name="P2" style:family="paragraph" style:parent-style-name="Heading_20_2">
      <style:text-properties fo:language="pt" fo:country="BR"/>
    </style:style>
    <style:style style:name="P3" style:family="paragraph" style:parent-style-name="Standard">
      <style:text-properties fo:language="pt" fo:country="B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Laboratório: Configuração de OSPF no Packet Tracer</text:h>
      <text:h text:style-name="P2" text:outline-level="2">Objetivos</text:h>
      <text:p text:style-name="P3">Ao final deste laboratório, os alunos deverão ser capazes de:<text:line-break/>1. Configurar o protocolo de roteamento OSPF em um ambiente simulado utilizando o Packet Tracer.<text:line-break/>2. Verificar e validar a troca de informações de roteamento entre os roteadores configurados com OSPF.<text:line-break/>3. Solucionar problemas básicos relacionados à configuração de OSPF.</text:p>
      <text:h text:style-name="P2" text:outline-level="2">Passo a Passo</text:h>
      <text:p text:style-name="P3">1. Abra o Packet Tracer e crie um novo projeto.</text:p>
      <text:p text:style-name="P3">2. Adicione três roteadores ao projeto e conecte-os utilizando links seriais.</text:p>
      <text:p text:style-name="P3">3. Configure as interfaces seriais e endereços IP para os roteadores conforme o seguinte esquema:</text:p>
      <text:p text:style-name="P3"><text:s text:c="4"/>- Roteador 1: Interface Serial 0/0 - IP 192.168.1.1/30</text:p>
      <text:p text:style-name="P3"><text:s text:c="4"/>- Roteador 2: Interface Serial 0/0 - IP 192.168.1.2/30 e Interface Serial 0/1 - IP 192.168.2.1/30</text:p>
      <text:p text:style-name="P3"><text:s text:c="4"/>- Roteador 3: Interface Serial 0/0 - IP 192.168.2.2/30</text:p>
      <text:p text:style-name="P3">4. No Roteador 1, entre no modo de configuração global e configure o OSPF com o seguinte comando:</text:p>
      <text:p text:style-name="P3"><text:s text:c="4"/>- router ospf 1</text:p>
      <text:p text:style-name="P3"><text:s text:c="4"/>- network 192.168.1.0 0.0.0.3 area 0</text:p>
      <text:p text:style-name="P3">5. No Roteador 2, entre no modo de configuração global e configure o OSPF com os seguintes comandos:</text:p>
      <text:p text:style-name="P3"><text:s text:c="4"/>- router ospf 1</text:p>
      <text:p text:style-name="P3"><text:s text:c="4"/>- network 192.168.1.0 0.0.0.3 area 0</text:p>
      <text:p text:style-name="P3"><text:s text:c="4"/>- network 192.168.2.0 0.0.0.3 area 0</text:p>
      <text:p text:style-name="P3">6. No Roteador 3, entre no modo de configuração global e configure o OSPF com o seguinte comando:</text:p>
      <text:p text:style-name="P3"><text:s text:c="4"/>- router ospf 1</text:p>
      <text:p text:style-name="P3"><text:s text:c="4"/>- network 192.168.2.0 0.0.0.3 area 0</text:p>
      <text:p text:style-name="P3"><text:soft-page-break/>7. Verifique a tabela de roteamento nos três roteadores para assegurar que as rotas foram aprendidas através do OSPF.</text:p>
      <text:p text:style-name="P3">8. Teste a conectividade entre os roteadores usando comandos de ping.</text:p>
      <text:h text:style-name="P2" text:outline-level="2">Questões</text:h>
      <text:p text:style-name="P3">1. Qual o comando utilizado para configurar o OSPF no modo de configuração global do roteador?</text:p>
      <text:p text:style-name="P3">2. Explique o que significa a máscara curinga utilizada no comando de configuração do OSPF.</text:p>
      <text:p text:style-name="P3">3. Após a configuração do OSPF, quais entradas de rota são esperadas na tabela de roteamento do Roteador 1?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right="0cm" fo:margin-top="0cm" fo:margin-bottom="0.353cm" style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" style:display-name="List 2" style:family="paragraph" style:parent-style-name="Standard" style:class="list">
      <style:paragraph-properties fo:margin-left="1.27cm" fo:margin-right="0cm" fo:margin-top="0cm" fo:margin-bottom="0.353cm" style:contextual-spacing="true" fo:text-indent="-0.635cm" style:auto-text-indent="false"/>
    </style:style>
    <style:style style:name="List_20_3" style:display-name="List 3" style:family="paragraph" style:parent-style-name="Standard" style:class="list">
      <style:paragraph-properties fo:margin-left="1.905cm" fo:margin-right="0cm" fo:margin-top="0cm" fo:margin-bottom="0.353cm" style:contextual-spacing="true" fo:text-indent="-0.635cm" style:auto-text-indent="false"/>
    </style:style>
    <style:style style:name="List_20_Bullet" style:display-name="List Bullet" style:family="paragraph" style:parent-style-name="Standard" style:list-style-name="WWNum1">
      <style:paragraph-properties fo:margin-top="0cm" fo:margin-bottom="0.353cm" style:contextual-spacing="true"/>
    </style:style>
    <style:style style:name="List_20_Bullet_20_2" style:display-name="List Bullet 2" style:family="paragraph" style:parent-style-name="Standard" style:list-style-name="WWNum2">
      <style:paragraph-properties fo:margin-top="0cm" fo:margin-bottom="0.353cm" style:contextual-spacing="true"/>
    </style:style>
    <style:style style:name="List_20_Bullet_20_3" style:display-name="List Bullet 3" style:family="paragraph" style:parent-style-name="Standard" style:list-style-name="WWNum3">
      <style:paragraph-properties fo:margin-top="0cm" fo:margin-bottom="0.353cm" style:contextual-spacing="true"/>
    </style:style>
    <style:style style:name="List_20_Number" style:display-name="List Number" style:family="paragraph" style:parent-style-name="Standard" style:list-style-name="WWNum5">
      <style:paragraph-properties fo:margin-top="0cm" fo:margin-bottom="0.353cm" style:contextual-spacing="true"/>
    </style:style>
    <style:style style:name="List_20_Number_20_2" style:display-name="List Number 2" style:family="paragraph" style:parent-style-name="Standard" style:list-style-name="WWNum6">
      <style:paragraph-properties fo:margin-top="0cm" fo:margin-bottom="0.353cm" style:contextual-spacing="true"/>
    </style:style>
    <style:style style:name="List_20_Number_20_3" style:display-name="List Number 3" style:family="paragraph" style:parent-style-name="Standard" style:list-style-name="WWNum7">
      <style:paragraph-properties fo:margin-top="0cm" fo:margin-bottom="0.353cm" style:contextual-spacing="true"/>
    </style:style>
    <style:style style:name="List_20_Continue" style:display-name="List Continue" style:family="paragraph" style:parent-style-name="Standard">
      <style:paragraph-properties fo:margin-left="0.635cm" fo:margin-right="0cm" fo:margin-top="0cm" fo:margin-bottom="0.212cm" style:contextual-spacing="true" fo:text-indent="0cm" style:auto-text-indent="false"/>
    </style:style>
    <style:style style:name="List_20_Continue_20_2" style:display-name="List Continue 2" style:family="paragraph" style:parent-style-name="Standard">
      <style:paragraph-properties fo:margin-left="1.27cm" fo:margin-right="0cm" fo:margin-top="0cm" fo:margin-bottom="0.212cm" style:contextual-spacing="true" fo:text-indent="0cm" style:auto-text-indent="false"/>
    </style:style>
    <style:style style:name="List_20_Continue_20_3" style:display-name="List Continue 3" style:family="paragraph" style:parent-style-name="Standard">
      <style:paragraph-properties fo:margin-left="1.905cm" fo:margin-right="0cm" fo:margin-top="0cm" fo:margin-bottom="0.212cm" style:contextual-spacing="true" fo:text-indent="0cm" style:auto-text-indent="fals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/>
    </style:style>
    <style:style style:name="caption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Title_20_Char" style:display-name="Title Char" style:family="text" style:parent-style-name="Default_20_Paragraph_20_Font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ython-docx</meta:initial-creator>
    <dc:description>generated by python-docx</dc:description>
    <meta:editing-cycles>2</meta:editing-cycles>
    <meta:creation-date>2013-12-23T23:15:00</meta:creation-date>
    <dc:date>2024-07-25T20:33:12.195064010</dc:date>
    <meta:editing-duration>PT2M58S</meta:editing-duration>
    <meta:generator>LibreOffice/7.3.7.2$Linux_X86_64 LibreOffice_project/30$Build-2</meta:generator>
    <meta:document-statistic meta:table-count="0" meta:image-count="0" meta:object-count="0" meta:page-count="2" meta:paragraph-count="26" meta:word-count="302" meta:character-count="1837" meta:non-whitespace-character-count="1521"/>
    <meta:user-defined meta:name="AppVersion">14.0000</meta:user-defined>
    <meta:template xlink:type="simple" xlink:actuate="onRequest" xlink:title="Normal.dotm" xlink:href=""/>
  </office:meta>
</office:document-meta>
</file>